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svg:stroke-color="#ff0000" draw:fill="none" draw:textarea-vertical-align="middle"/>
    </style:style>
    <style:style style:name="gr4" style:family="graphic" style:parent-style-name="objectwithoutfill">
      <style:graphic-properties svg:stroke-color="#0000ff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cm"/>
    </style:style>
    <style:style style:name="gr6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fo:min-height="2.35cm"/>
    </style:style>
    <style:style style:name="P1" style:family="paragraph">
      <style:text-properties fo:font-size="66pt" style:font-size-asian="66pt" style:font-size-complex="66pt"/>
    </style:style>
    <style:style style:name="P2" style:family="paragraph">
      <style:paragraph-properties fo:text-align="center"/>
    </style:style>
    <style:style style:name="P3" style:family="paragraph">
      <style:text-properties fo:font-size="88pt" style:font-size-asian="88pt" style:font-size-complex="88pt"/>
    </style:style>
    <style:style style:name="P4" style:family="paragraph">
      <style:text-properties fo:font-size="54pt" style:font-size-asian="54pt" style:font-size-complex="54pt"/>
    </style:style>
    <style:style style:name="P5" style:family="paragraph">
      <style:text-properties fo:font-size="44pt" style:font-size-asian="44pt" style:font-size-complex="44pt"/>
    </style:style>
    <style:style style:name="P6" style:family="paragraph">
      <style:text-properties fo:font-size="40pt" style:font-size-asian="40pt" style:font-size-complex="40pt"/>
    </style:style>
    <style:style style:name="P7" style:family="paragraph">
      <style:text-properties fo:font-size="36pt" style:font-size-asian="36pt" style:font-size-complex="36pt"/>
    </style:style>
    <style:style style:name="P8" style:family="paragraph">
      <style:text-properties fo:font-size="48pt" style:font-size-asian="48pt" style:font-size-complex="48pt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text-properties style:font-size-asian="88pt"/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fo:font-size="88pt" style:font-size-asian="88pt" style:font-size-complex="88pt"/>
    </style:style>
    <style:style style:name="T3" style:family="text">
      <style:text-properties fo:font-size="54pt" style:font-size-asian="54pt" style:font-size-complex="54pt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48pt" style:font-size-asian="48pt" style:font-size-complex="48pt"/>
    </style:style>
    <style:style style:name="T8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1.327cm" svg:height="11.891cm" svg:x="1.509cm" svg:y="2.2cm">
          <draw:text-box>
            <text:p><text:span text:style-name="T1">ひらがな</text:span></text:p>
            <text:p><text:span text:style-name="T1">　と</text:span></text:p>
            <text:p><text:span text:style-name="T1">漢字</text:span></text:p>
            <text:p><text:span text:style-name="T1">　を</text:span></text:p>
            <text:p><text:span text:style-name="T1">むすぼう！</text:span></text:p>
          </draw:text-box>
        </draw:frame>
        <draw:frame draw:style-name="gr1" draw:layer="layout" svg:width="13.503cm" svg:height="19.532cm" svg:x="14.762cm" svg:y="0.868cm">
          <draw:text-box>
            <text:p>あそびかた1</text:p>
            <text:p>なかまをせんでむすぼう！</text:p>
            <text:p/>
            <text:p>い　　あお　　う　　　お　　　え</text:p>
            <text:p><text:s/>・ <text:s text:c="5"/>・ <text:s text:c="6"/>・ <text:s text:c="7"/>・ <text:s text:c="6"/>・</text:p>
            <text:p/>
            <text:p/>
            <text:p><text:s/>・ <text:s text:c="5"/>・ <text:s text:c="6"/>・ <text:s text:c="7"/>・ <text:s text:c="6"/>・</text:p>
            <text:p>青　　小　　絵　　　胃　　　尾</text:p>
            <text:p>　</text:p>
            <text:p>あそびかた2</text:p>
            <text:p>せんがかさらなないようにむすぼう！</text:p>
            <text:p/>
            <text:p>い　　あお　　う　　　お　　　え</text:p>
            <text:p><text:s/>・ <text:s text:c="5"/>・ <text:s text:c="6"/>・ <text:s text:c="7"/>・ <text:s text:c="6"/>・</text:p>
            <text:p/>
            <text:p/>
            <text:p><text:s/>・ <text:s text:c="5"/>・ <text:s text:c="6"/>・ <text:s text:c="7"/>・ <text:s text:c="6"/>・</text:p>
            <text:p>青　　小　　絵　　　胃　　　尾　</text:p>
            <text:p/>
            <text:p>あそびかた3</text:p>
            <text:p>ふたりで、せんがかさならならいようにむすぼう！</text:p>
            <text:p/>
            <text:p>い　　あお　　う　　　お　　　え</text:p>
            <text:p><text:s/>・ <text:s text:c="5"/>・ <text:s text:c="6"/>・ <text:s text:c="7"/>・ <text:s text:c="6"/>・</text:p>
            <text:p/>
            <text:p/>
            <text:p><text:s/>・ <text:s text:c="5"/>・ <text:s text:c="6"/>・ <text:s text:c="7"/>・ <text:s text:c="6"/>・</text:p>
            <text:p>青　　小　　絵　　　胃　　　尾　</text:p>
            <text:p>　</text:p>
          </draw:text-box>
        </draw:frame>
        <draw:path draw:style-name="gr2" draw:text-style-name="P2" draw:layer="layout" svg:width="5.457cm" svg:height="0.305cm" draw:transform="rotate (-0.40352012306109) translate (15.3840287880222cm 3.8918684132026cm)" svg:viewBox="0 0 5458 306" svg:d="m0 306c300-43 591 1 902-27 387-34 741-165 1126-148 332 15 667-12 995-66 264-43 530-67 802-65 341 3 659 131 999 72l284 17 283 17 67 26">
          <text:p/>
        </draw:path>
        <draw:path draw:style-name="gr2" draw:text-style-name="P2" draw:layer="layout" svg:width="2.12cm" svg:height="1.126cm" draw:transform="rotate (-1.78983514792019) translate (16.722cm 4.233cm)" svg:viewBox="0 0 2121 1127" svg:d="m0 0c320 8 636 91 919 229 327 160 671 258 990 430l134 241 78 227">
          <text:p/>
        </draw:path>
        <draw:path draw:style-name="gr2" draw:text-style-name="P2" draw:layer="layout" svg:width="4.251cm" svg:height="0.121cm" draw:transform="rotate (-0.506320016003556) translate (18.4221776247923cm 4.0902697719789cm)" svg:viewBox="0 0 4252 122" svg:d="m0 7c308-6 621-23 924 41 314 66 609-64 921-17 333 49 669-40 1004 25 293 58 595-46 890 30l296 10 217 26">
          <text:p/>
        </draw:path>
        <draw:path draw:style-name="gr2" draw:text-style-name="P2" draw:layer="layout" svg:width="3.998cm" svg:height="0.793cm" draw:transform="rotate (-2.82115020292363) translate (20.5963717246404cm 4.87839006832676cm)" svg:viewBox="0 0 3999 794" svg:d="m0 792c315 17 621-71 929-110 380-48 751-149 1129-211 333-55 645-163 987-202 327-38 630-201 954-269v0">
          <text:p/>
        </draw:path>
        <draw:path draw:style-name="gr2" draw:text-style-name="P2" draw:layer="layout" svg:width="2.873cm" svg:height="3.054cm" draw:transform="rotate (-1.78983514792019) translate (21.916857908049cm 4.07597186240825cm)" svg:viewBox="0 0 2874 3055" svg:d="m0 9c370-69 600 271 815 497 245 257 500 515 672 826 157 283 427 457 571 740 152 297 484 442 603 760l213 223">
          <text:p/>
        </draw:path>
        <draw:path draw:style-name="gr2" draw:text-style-name="P2" draw:layer="layout" svg:width="2.326cm" svg:height="0.776cm" draw:transform="rotate (-1.89507850181544) translate (16.6905996375941cm 10.2895377159808cm)" svg:viewBox="0 0 2327 777" svg:d="m0 2c293-19 566 120 853 142 359 29 554 366 910 393l298 168 266 72">
          <text:p/>
        </draw:path>
        <draw:path draw:style-name="gr2" draw:text-style-name="P2" draw:layer="layout" svg:width="2.714cm" svg:height="4.872cm" draw:transform="rotate (0.643502895210309) translate (15.3600632745617cm 10.2920845295228cm)" svg:viewBox="0 0 2715 4873" svg:d="m0 55c366 17 726-91 1090-42 308 41 627 44 916 190 372 188 208 596 143 868-69 285-264 526-418 778-148 242-334 456-488 693-159 246-387 435-544 683-174 274-136 598-271 889-150 326 151 685 467 746 387 74 754-189 1142-68l345 25 333-47">
          <text:p/>
        </draw:path>
        <draw:path draw:style-name="gr2" draw:text-style-name="P2" draw:layer="layout" svg:width="2.905cm" svg:height="3.022cm" draw:transform="rotate (-1.32575209981489) translate (21.3519435396367cm 9.60455979821964cm)" svg:viewBox="0 0 2906 3023" svg:d="m0 3023c373-27 718-230 962-493 213-229 447-414 618-685 155-245 410-422 561-673 139-231 316-433 432-678l136-228 161-223 36-43">
          <text:p/>
        </draw:path>
        <draw:path draw:style-name="gr2" draw:text-style-name="P2" draw:layer="layout" svg:width="5.85cm" svg:height="4.22cm" draw:transform="rotate (-0.560250689890181) translate (18.6130680473881cm 9.11188998526385cm)" svg:viewBox="0 0 5851 4221" svg:d="m2024 15c333-53 655 55 991 34 365-22 752-44 1091 96 358 149 657 11 963 241 245 184 630 211 755 556 122 339-199 557-338 806-180 322-487 414-723 640-200 191-433 339-639 526-229 208-478 404-756 537-297 142-561 334-858 475-285 136-585 208-888 277-357 80-719-112-1027-294l-364-82-231-169v0">
          <text:p/>
        </draw:path>
        <draw:path draw:style-name="gr2" draw:text-style-name="P2" draw:layer="layout" svg:width="3.384cm" svg:height="4.055cm" draw:transform="rotate (1.5707963267949) translate (17.8777071541783cm 12.285cm)" svg:viewBox="0 0 3385 4056" svg:d="m0 484c289 24 576-41 847-132 286-96 554-250 847-317s601-22 899 0c320 24 664 211 741 529 73 301 54 619 26 926-28 305-101 603-211 899-112 302-267 582-476 821l-239 291-185 291-264 264">
          <text:p/>
        </draw:path>
        <draw:path draw:style-name="gr3" draw:text-style-name="P2" draw:layer="layout" svg:width="5.423cm" svg:height="0.709cm" draw:transform="rotate (-0.52028265001951) translate (15.6668237740544cm 16.0356565640415cm)" svg:viewBox="0 0 5424 710" svg:d="m0 698c353 45 701-47 1050-83 407-43 818-52 1227-93 309-32 630 3 932-77 293-78 596-93 893-145 292-52 623-37 862-251l283-40 177-9">
          <text:p/>
        </draw:path>
        <draw:path draw:style-name="gr4" draw:text-style-name="P2" draw:layer="layout" svg:width="2.287cm" svg:height="3.103cm" draw:transform="rotate (3.03285864119055) translate (16.4792901337192cm 18.917339134283cm)" svg:viewBox="0 0 2288 3104" svg:d="m0 2237c348-51 594 261 847 439 279 197 608 293 948 403 447 144 500-376 492-613-11-333-287-575-439-858-165-305-573-481-601-866l74-300-32-290-70-152">
          <text:p/>
        </draw:path>
        <draw:path draw:style-name="gr3" draw:text-style-name="P2" draw:layer="layout" svg:width="3.891cm" svg:height="1.021cm" draw:transform="rotate (-0.785398163397448) translate (19.156cm 16.033cm)" svg:viewBox="0 0 3892 1022" svg:d="m0 1010c373 42 747-30 1104-131 322-91 652-156 973-262 348-114 708-72 1047-187 276-94 528-260 768-430v0">
          <text:p/>
        </draw:path>
        <draw:path draw:style-name="gr4" draw:text-style-name="P2" draw:layer="layout" svg:width="4.96cm" svg:height="6.271cm" draw:transform="rotate (2.30645260651051) translate (15.5702047474948cm 20.8982630348564cm)" svg:viewBox="0 0 4961 6272" svg:d="m0 6265c368 45 701-140 1061-147 334-7 618-199 841-416 224-220 462-397 680-634 199-217 454-372 664-576 216-209 415-433 624-650 202-210 367-456 527-700 169-258 573-365 564-702-9-327-73-690-291-941-202-235-421-453-651-661-226-206-515-344-825-390-298-43-579-181-823-352-331-232-609 15-873 137s-586 384-488 736c94 340-81 631-141 944l-96 305 21 54">
          <text:p/>
        </draw:path>
        <draw:path draw:style-name="gr3" draw:text-style-name="P2" draw:layer="layout" svg:width="4.258cm" svg:height="3.923cm" draw:transform="rotate (-0.725358837128844) translate (21.0105997684801cm 15.8043914993834cm)" svg:viewBox="0 0 4259 3924" svg:d="m0 3913c332 54 635-97 947-169 319-74 657-98 952-243 263-128 437-385 671-559 242-180 505-331 761-497 232-152 547-277 614-545 81-326 527-707 189-982-276-225-557-405-884-559-300-140-576-413-936-337-316 66-671 150-973-22l-20 18">
          <text:p/>
        </draw:path>
      </draw:page>
      <draw:page draw:name="page2" draw:style-name="dp1" draw:master-page-name="標準">
        <draw:frame draw:style-name="gr5" draw:text-style-name="P3" draw:layer="layout" svg:width="3.6cm" svg:height="3.354cm" svg:x="17.5cm" svg:y="5.6cm">
          <draw:text-box>
            <text:p><text:span text:style-name="T2">お</text:span></text:p>
          </draw:text-box>
        </draw:frame>
        <draw:frame draw:style-name="gr5" draw:text-style-name="P3" draw:layer="layout" svg:width="3.6cm" svg:height="3.354cm" svg:x="22.2cm" svg:y="2.646cm">
          <draw:text-box>
            <text:p><text:span text:style-name="T2">え</text:span></text:p>
          </draw:text-box>
        </draw:frame>
        <draw:frame draw:style-name="gr5" draw:text-style-name="P3" draw:layer="layout" svg:width="3.6cm" svg:height="3.354cm" svg:x="2.2cm" svg:y="6cm">
          <draw:text-box>
            <text:p><text:span text:style-name="T2">い</text:span></text:p>
          </draw:text-box>
        </draw:frame>
        <draw:frame draw:style-name="gr5" draw:text-style-name="P4" draw:layer="layout" svg:width="7.6cm" svg:height="2.156cm" svg:x="7.365cm" svg:y="2.3cm">
          <draw:text-box>
            <text:p><text:span text:style-name="T3">あお</text:span></text:p>
          </draw:text-box>
        </draw:frame>
        <draw:frame draw:style-name="gr5" draw:text-style-name="P3" draw:layer="layout" svg:width="3.6cm" svg:height="3.354cm" svg:x="12.9cm" svg:y="5.4cm">
          <draw:text-box>
            <text:p><text:span text:style-name="T2">う</text:span></text:p>
          </draw:text-box>
        </draw:frame>
        <draw:frame draw:style-name="gr5" draw:text-style-name="P3" draw:layer="layout" svg:width="3.6cm" svg:height="3.354cm" svg:x="1.465cm" svg:y="16.446cm">
          <draw:text-box>
            <text:p><text:span text:style-name="T2">青</text:span></text:p>
          </draw:text-box>
        </draw:frame>
        <draw:frame draw:style-name="gr5" draw:text-style-name="P3" draw:layer="layout" svg:width="3.6cm" svg:height="3.354cm" svg:x="23.5cm" svg:y="12.246cm">
          <draw:text-box>
            <text:p><text:span text:style-name="T2">雨</text:span></text:p>
          </draw:text-box>
        </draw:frame>
        <draw:frame draw:style-name="gr5" draw:text-style-name="P3" draw:layer="layout" svg:width="3.6cm" svg:height="3.354cm" svg:x="17.5cm" svg:y="16.4cm">
          <draw:text-box>
            <text:p><text:span text:style-name="T2">胃</text:span></text:p>
          </draw:text-box>
        </draw:frame>
        <draw:frame draw:style-name="gr5" draw:text-style-name="P3" draw:layer="layout" svg:width="3.6cm" svg:height="3.354cm" svg:x="12.2cm" svg:y="15.046cm">
          <draw:text-box>
            <text:p><text:span text:style-name="T2">絵</text:span></text:p>
          </draw:text-box>
        </draw:frame>
        <draw:custom-shape draw:style-name="gr6" draw:text-style-name="P2" draw:layer="layout" svg:width="0.7cm" svg:height="0.7cm" svg:x="4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4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23.9cm" svg:y="1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22.9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8.4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9cm" svg:y="1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3.6cm" svg:y="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3.8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8.6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2.9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9.3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3.6cm" svg:height="3.354cm" svg:x="7.365cm" svg:y="15.146cm">
          <draw:text-box>
            <text:p><text:span text:style-name="T2">尾</text:span></text:p>
          </draw:text-box>
        </draw:frame>
      </draw:page>
      <draw:page draw:name="page3" draw:style-name="dp1" draw:master-page-name="標準">
        <draw:frame draw:style-name="gr5" draw:text-style-name="P5" draw:layer="layout" svg:width="5.365cm" svg:height="1.805cm" svg:x="17.3cm" svg:y="2.7cm">
          <draw:text-box>
            <text:p><text:span text:style-name="T4">かつお</text:span></text:p>
          </draw:text-box>
        </draw:frame>
        <draw:frame draw:style-name="gr5" draw:text-style-name="P6" draw:layer="layout" svg:width="5.5cm" svg:height="1.661cm" svg:x="23.065cm" svg:y="6cm">
          <draw:text-box>
            <text:p><text:span text:style-name="T5">まぐろ</text:span></text:p>
          </draw:text-box>
        </draw:frame>
        <draw:frame draw:style-name="gr5" draw:text-style-name="P7" draw:layer="layout" svg:width="9.665cm" svg:height="1.521cm" svg:x="2.2cm" svg:y="6cm">
          <draw:text-box>
            <text:p><text:span text:style-name="T6">いわし</text:span></text:p>
          </draw:text-box>
        </draw:frame>
        <draw:frame draw:style-name="gr5" draw:text-style-name="P8" draw:layer="layout" svg:width="3.7cm" svg:height="1.944cm" svg:x="7.365cm" svg:y="3.856cm">
          <draw:text-box>
            <text:p><text:span text:style-name="T7">こい</text:span></text:p>
          </draw:text-box>
        </draw:frame>
        <draw:frame draw:style-name="gr5" draw:text-style-name="P6" draw:layer="layout" svg:width="5.5cm" svg:height="1.661cm" svg:x="12.065cm" svg:y="3.9cm">
          <draw:text-box>
            <text:p><text:span text:style-name="T5">なまず</text:span></text:p>
          </draw:text-box>
        </draw:frame>
        <draw:frame draw:style-name="gr5" draw:text-style-name="P3" draw:layer="layout" svg:width="3.6cm" svg:height="3.354cm" svg:x="1.6cm" svg:y="16.346cm">
          <draw:text-box>
            <text:p><text:span text:style-name="T2">鰹</text:span></text:p>
          </draw:text-box>
        </draw:frame>
        <draw:frame draw:style-name="gr5" draw:text-style-name="P3" draw:layer="layout" svg:width="3.6cm" svg:height="3.354cm" svg:x="18cm" svg:y="15.3cm">
          <draw:text-box>
            <text:p><text:span text:style-name="T2">鯰</text:span></text:p>
          </draw:text-box>
        </draw:frame>
        <draw:frame draw:style-name="gr5" draw:text-style-name="P3" draw:layer="layout" svg:width="3.6cm" svg:height="3.354cm" svg:x="5cm" svg:y="15cm">
          <draw:text-box>
            <text:p><text:span text:style-name="T2">鯉</text:span></text:p>
          </draw:text-box>
        </draw:frame>
        <draw:frame draw:style-name="gr5" draw:text-style-name="P3" draw:layer="layout" svg:width="3.6cm" svg:height="3.354cm" svg:x="12.2cm" svg:y="15.046cm">
          <draw:text-box>
            <text:p><text:span text:style-name="T2">鮪</text:span></text:p>
          </draw:text-box>
        </draw:frame>
        <draw:frame draw:style-name="gr5" draw:text-style-name="P3" draw:layer="layout" svg:width="3.6cm" svg:height="3.354cm" svg:x="25.2cm" svg:y="15.4cm">
          <draw:text-box>
            <text:p><text:span text:style-name="T2">鰯</text:span></text:p>
          </draw:text-box>
        </draw:frame>
        <draw:custom-shape draw:style-name="gr6" draw:text-style-name="P2" draw:layer="layout" svg:width="0.7cm" svg:height="0.7cm" svg:x="4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4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9.7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24.8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8.2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6.5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3.4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3.8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26.5cm" svg:y="1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2.9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9.3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" draw:style-name="dp1" draw:master-page-name="標準">
        <draw:frame draw:style-name="gr5" draw:text-style-name="P3" draw:layer="layout" svg:width="3.6cm" svg:height="3.354cm" svg:x="18.6cm" svg:y="2cm">
          <draw:text-box>
            <text:p><text:span text:style-name="T2">く</text:span><text:span text:style-name="T6">り</text:span></text:p>
          </draw:text-box>
        </draw:frame>
        <draw:frame draw:style-name="gr5" draw:text-style-name="P3" draw:layer="layout" svg:width="3.6cm" svg:height="4.764cm" svg:x="12.265cm" svg:y="2.2cm">
          <draw:text-box>
            <text:p><text:span text:style-name="T2">も</text:span><text:span text:style-name="T5">も</text:span></text:p>
          </draw:text-box>
        </draw:frame>
        <draw:frame draw:style-name="gr5" draw:text-style-name="P3" draw:layer="layout" svg:width="3.6cm" svg:height="4.908cm" svg:x="2.965cm" svg:y="2cm">
          <draw:text-box>
            <text:p><text:span text:style-name="T2">い</text:span><text:span text:style-name="T4">ちご</text:span></text:p>
          </draw:text-box>
        </draw:frame>
        <draw:frame draw:style-name="gr5" draw:text-style-name="P3" draw:layer="layout" svg:width="3.6cm" svg:height="4.764cm" svg:x="8.465cm" svg:y="1.3cm">
          <draw:text-box>
            <text:p><text:span text:style-name="T2">り</text:span><text:span text:style-name="T5">んご</text:span></text:p>
          </draw:text-box>
        </draw:frame>
        <draw:frame draw:style-name="gr5" draw:text-style-name="P3" draw:layer="layout" svg:width="3.6cm" svg:height="4.624cm" svg:x="23.865cm" svg:y="1.376cm">
          <draw:text-box>
            <text:p><text:span text:style-name="T2">す</text:span><text:span text:style-name="T6">いか</text:span></text:p>
          </draw:text-box>
        </draw:frame>
        <draw:frame draw:style-name="gr5" draw:text-style-name="P3" draw:layer="layout" svg:width="3.6cm" svg:height="3.354cm" svg:x="23.165cm" svg:y="14.4cm">
          <draw:text-box>
            <text:p><text:span text:style-name="T2">栗</text:span></text:p>
          </draw:text-box>
        </draw:frame>
        <draw:frame draw:style-name="gr5" draw:text-style-name="P3" draw:layer="layout" svg:width="3.6cm" svg:height="6.457cm" svg:x="4.965cm" svg:y="13.343cm">
          <draw:text-box>
            <text:p><text:span text:style-name="T2">西瓜</text:span></text:p>
          </draw:text-box>
        </draw:frame>
        <draw:frame draw:style-name="gr5" draw:text-style-name="P3" draw:layer="layout" svg:width="3.6cm" svg:height="6.457cm" svg:x="9.4cm" svg:y="13.3cm">
          <draw:text-box>
            <text:p><text:span text:style-name="T2">林檎</text:span></text:p>
          </draw:text-box>
        </draw:frame>
        <draw:frame draw:style-name="gr5" draw:text-style-name="P3" draw:layer="layout" svg:width="3.6cm" svg:height="3.354cm" svg:x="18.73cm" svg:y="14.846cm">
          <draw:text-box>
            <text:p><text:span text:style-name="T2">苺</text:span></text:p>
          </draw:text-box>
        </draw:frame>
        <draw:frame draw:style-name="gr5" draw:text-style-name="P3" draw:layer="layout" svg:width="3.6cm" svg:height="3.354cm" svg:x="13.965cm" svg:y="13.7cm">
          <draw:text-box>
            <text:p><text:span text:style-name="T2">桃</text:span></text:p>
          </draw:text-box>
        </draw:frame>
        <draw:custom-shape draw:style-name="gr6" draw:text-style-name="P2" draw:layer="layout" svg:width="0.7cm" svg:height="0.7cm" svg:x="10.57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0.57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6.765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4.17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9.5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0.9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24.665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20.33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5.265cm" svg:y="1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24.765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4.27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5" draw:style-name="dp1" draw:master-page-name="標準">
        <draw:frame draw:style-name="gr7" draw:text-style-name="P9" draw:layer="layout" svg:width="30.535cm" svg:height="2.6cm" svg:x="1.565cm" svg:y="2.7cm">
          <draw:text-box>
            <text:p><text:span text:style-name="T8">むずかしい　　　のう　　　　　ばら　　　　　こんらん　　じゅうりん　　　　</text:span></text:p>
          </draw:text-box>
        </draw:frame>
        <draw:frame draw:style-name="gr5" draw:text-style-name="P3" draw:layer="layout" svg:width="3.6cm" svg:height="6.457cm" svg:x="22.265cm" svg:y="13.792cm">
          <draw:text-box>
            <text:p><text:span text:style-name="T2">混乱</text:span></text:p>
          </draw:text-box>
        </draw:frame>
        <draw:frame draw:style-name="gr5" draw:text-style-name="P3" draw:layer="layout" svg:width="3.6cm" svg:height="6.457cm" svg:x="9.165cm" svg:y="13.7cm">
          <draw:text-box>
            <text:p><text:span text:style-name="T2">薔薇</text:span></text:p>
          </draw:text-box>
        </draw:frame>
        <draw:frame draw:style-name="gr5" draw:text-style-name="P3" draw:layer="layout" svg:width="3.6cm" svg:height="6.457cm" svg:x="13.365cm" svg:y="13.646cm">
          <draw:text-box>
            <text:p><text:span text:style-name="T2">蹂躙</text:span></text:p>
          </draw:text-box>
        </draw:frame>
        <draw:frame draw:style-name="gr5" draw:text-style-name="P3" draw:layer="layout" svg:width="3.6cm" svg:height="4.624cm" svg:x="5.265cm" svg:y="13.492cm">
          <draw:text-box>
            <text:p><text:span text:style-name="T2">難</text:span></text:p>
            <text:p><text:span text:style-name="T6">しい</text:span></text:p>
          </draw:text-box>
        </draw:frame>
        <draw:frame draw:style-name="gr5" draw:text-style-name="P3" draw:layer="layout" svg:width="3.6cm" svg:height="3.354cm" svg:x="17.865cm" svg:y="14.046cm">
          <draw:text-box>
            <text:p><text:span text:style-name="T2">脳</text:span></text:p>
          </draw:text-box>
        </draw:frame>
        <draw:custom-shape draw:style-name="gr6" draw:text-style-name="P2" draw:layer="layout" svg:width="0.7cm" svg:height="0.7cm" svg:x="4.765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4.765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0.665cm" svg:y="12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8.365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3.1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4.8cm" svg:y="12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8.265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6.865cm" svg:y="12.8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9.165cm" svg:y="13.2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23.465cm" svg:y="12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23.765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6" draw:style-name="dp1" draw:master-page-name="標準">
        <draw:frame draw:style-name="gr7" draw:text-style-name="P7" draw:layer="layout" svg:width="29.1cm" svg:height="2.6cm" svg:x="1.265cm" svg:y="3.1cm">
          <draw:text-box>
            <text:p><text:span text:style-name="T6">へんか　　へんか　　へんたい　こいびと　へんじん</text:span></text:p>
          </draw:text-box>
        </draw:frame>
        <draw:frame draw:style-name="gr5" draw:text-style-name="P3" draw:layer="layout" svg:width="3.6cm" svg:height="6.457cm" svg:x="22.265cm" svg:y="13.792cm">
          <draw:text-box>
            <text:p><text:span text:style-name="T2">変化</text:span></text:p>
          </draw:text-box>
        </draw:frame>
        <draw:frame draw:style-name="gr5" draw:text-style-name="P3" draw:layer="layout" svg:width="3.6cm" svg:height="6.457cm" svg:x="4.865cm" svg:y="13.743cm">
          <draw:text-box>
            <text:p><text:span text:style-name="T2">変人</text:span></text:p>
          </draw:text-box>
        </draw:frame>
        <draw:frame draw:style-name="gr5" draw:text-style-name="P3" draw:layer="layout" svg:width="3.6cm" svg:height="6.457cm" svg:x="13.365cm" svg:y="13.646cm">
          <draw:text-box>
            <text:p><text:span text:style-name="T2">恋愛</text:span></text:p>
          </draw:text-box>
        </draw:frame>
        <draw:frame draw:style-name="gr5" draw:text-style-name="P3" draw:layer="layout" svg:width="3.6cm" svg:height="6.457cm" svg:x="17.865cm" svg:y="14.046cm">
          <draw:text-box>
            <text:p><text:span text:style-name="T2">変態</text:span></text:p>
          </draw:text-box>
        </draw:frame>
        <draw:custom-shape draw:style-name="gr6" draw:text-style-name="P2" draw:layer="layout" svg:width="0.7cm" svg:height="0.7cm" svg:x="4.765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4.765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0.665cm" svg:y="12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8.365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3.1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4.8cm" svg:y="12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8.265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6.865cm" svg:y="12.8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9.165cm" svg:y="13.2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23.465cm" svg:y="12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23.765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3.6cm" svg:height="6.457cm" svg:x="9.365cm" svg:y="13.9cm">
          <draw:text-box>
            <text:p><text:span text:style-name="T2">恋人</text:span></text:p>
          </draw:text-box>
        </draw:frame>
      </draw:page>
      <draw:page draw:name="page7" draw:style-name="dp1" draw:master-page-name="標準">
        <draw:frame draw:style-name="gr7" draw:text-style-name="P7" draw:layer="layout" svg:width="29.1cm" svg:height="2.6cm" svg:x="1.265cm" svg:y="3.1cm">
          <draw:text-box>
            <text:p><text:span text:style-name="T6">ひらく　　　もん　　　あいだ　　　とい　　　きく</text:span></text:p>
          </draw:text-box>
        </draw:frame>
        <draw:frame draw:style-name="gr5" draw:text-style-name="P3" draw:layer="layout" svg:width="3.6cm" svg:height="3.354cm" svg:x="22.265cm" svg:y="13.792cm">
          <draw:text-box>
            <text:p><text:span text:style-name="T2">開</text:span></text:p>
          </draw:text-box>
        </draw:frame>
        <draw:frame draw:style-name="gr5" draw:text-style-name="P3" draw:layer="layout" svg:width="3.6cm" svg:height="3.354cm" svg:x="4.865cm" svg:y="13.743cm">
          <draw:text-box>
            <text:p><text:span text:style-name="T2">間</text:span></text:p>
          </draw:text-box>
        </draw:frame>
        <draw:frame draw:style-name="gr5" draw:text-style-name="P3" draw:layer="layout" svg:width="3.6cm" svg:height="3.354cm" svg:x="13.365cm" svg:y="13.646cm">
          <draw:text-box>
            <text:p><text:span text:style-name="T2">聞</text:span></text:p>
          </draw:text-box>
        </draw:frame>
        <draw:frame draw:style-name="gr5" draw:text-style-name="P3" draw:layer="layout" svg:width="3.6cm" svg:height="3.354cm" svg:x="17.865cm" svg:y="14.046cm">
          <draw:text-box>
            <text:p><text:span text:style-name="T2">門</text:span></text:p>
          </draw:text-box>
        </draw:frame>
        <draw:custom-shape draw:style-name="gr6" draw:text-style-name="P2" draw:layer="layout" svg:width="0.7cm" svg:height="0.7cm" svg:x="4.765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4.765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0.665cm" svg:y="12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8.365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3.1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4.8cm" svg:y="12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8.265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6.865cm" svg:y="12.8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9.165cm" svg:y="13.2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23.465cm" svg:y="12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23.765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3.6cm" svg:height="3.354cm" svg:x="9.365cm" svg:y="13.9cm">
          <draw:text-box>
            <text:p><text:span text:style-name="T2">問</text:span></text:p>
          </draw:text-box>
        </draw:frame>
      </draw:page>
      <draw:page draw:name="page8" draw:style-name="dp1" draw:master-page-name="標準">
        <draw:frame draw:style-name="gr5" draw:text-style-name="P6" draw:layer="layout" svg:width="5.1cm" svg:height="1.661cm" svg:x="11.565cm" svg:y="2.539cm">
          <draw:text-box>
            <text:p text:style-name="P6"><text:span text:style-name="T5">ひゃく</text:span></text:p>
          </draw:text-box>
        </draw:frame>
        <draw:frame draw:style-name="gr5" draw:text-style-name="P8" draw:layer="layout" svg:width="3.6cm" svg:height="1.944cm" svg:x="7.865cm" svg:y="2.6cm">
          <draw:text-box>
            <text:p text:style-name="P8"><text:span text:style-name="T7">じ</text:span></text:p>
          </draw:text-box>
        </draw:frame>
        <draw:frame draw:style-name="gr5" draw:text-style-name="P4" draw:layer="layout" svg:width="3.6cm" svg:height="2.156cm" svg:x="4.065cm" svg:y="3cm">
          <draw:text-box>
            <text:p text:style-name="P4"><text:span text:style-name="T3">ひ</text:span></text:p>
          </draw:text-box>
        </draw:frame>
        <draw:frame draw:style-name="gr7" draw:text-style-name="P6" draw:layer="layout" svg:width="3.6cm" svg:height="2.6cm" svg:x="22.865cm" svg:y="3.3cm">
          <draw:text-box>
            <text:p text:style-name="P6"><text:span text:style-name="T5">しろ</text:span></text:p>
          </draw:text-box>
        </draw:frame>
        <draw:frame draw:style-name="gr5" draw:text-style-name="P5" draw:layer="layout" svg:width="3.6cm" svg:height="1.805cm" svg:x="17.165cm" svg:y="2.6cm">
          <draw:text-box>
            <text:p text:style-name="P5"><text:span text:style-name="T4">うす</text:span></text:p>
          </draw:text-box>
        </draw:frame>
        <draw:frame draw:style-name="gr5" draw:text-style-name="P3" draw:layer="layout" svg:width="3.6cm" svg:height="3.354cm" svg:x="22.265cm" svg:y="13.792cm">
          <draw:text-box>
            <text:p><text:span text:style-name="T2">自</text:span></text:p>
          </draw:text-box>
        </draw:frame>
        <draw:frame draw:style-name="gr5" draw:text-style-name="P3" draw:layer="layout" svg:width="3.6cm" svg:height="3.354cm" svg:x="9.165cm" svg:y="13.7cm">
          <draw:text-box>
            <text:p><text:span text:style-name="T2">白</text:span></text:p>
          </draw:text-box>
        </draw:frame>
        <draw:frame draw:style-name="gr5" draw:text-style-name="P3" draw:layer="layout" svg:width="3.6cm" svg:height="3.354cm" svg:x="13.365cm" svg:y="13.646cm">
          <draw:text-box>
            <text:p><text:span text:style-name="T2">日</text:span></text:p>
          </draw:text-box>
        </draw:frame>
        <draw:frame draw:style-name="gr5" draw:text-style-name="P3" draw:layer="layout" svg:width="3.6cm" svg:height="3.354cm" svg:x="5.265cm" svg:y="13.492cm">
          <draw:text-box>
            <text:p><text:span text:style-name="T2">百</text:span></text:p>
          </draw:text-box>
        </draw:frame>
        <draw:frame draw:style-name="gr5" draw:text-style-name="P3" draw:layer="layout" svg:width="3.6cm" svg:height="3.354cm" svg:x="17.865cm" svg:y="14.046cm">
          <draw:text-box>
            <text:p><text:span text:style-name="T2">臼</text:span></text:p>
          </draw:text-box>
        </draw:frame>
        <draw:custom-shape draw:style-name="gr6" draw:text-style-name="P2" draw:layer="layout" svg:width="0.7cm" svg:height="0.7cm" svg:x="4.765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4.765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0.665cm" svg:y="12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8.365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3.1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4.8cm" svg:y="12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8.265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6.865cm" svg:y="12.8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9.165cm" svg:y="13.2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23.465cm" svg:y="12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23.765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9" draw:style-name="dp1" draw:master-page-name="標準">
        <draw:frame draw:style-name="gr5" draw:text-style-name="P6" draw:layer="layout" svg:width="5.1cm" svg:height="1.661cm" svg:x="11.565cm" svg:y="2.539cm">
          <draw:text-box>
            <text:p text:style-name="P6"><text:span text:style-name="T5">いぬ</text:span></text:p>
          </draw:text-box>
        </draw:frame>
        <draw:frame draw:style-name="gr5" draw:text-style-name="P8" draw:layer="layout" svg:width="4.8cm" svg:height="1.944cm" svg:x="7.365cm" svg:y="2.5cm">
          <draw:text-box>
            <text:p text:style-name="P8"><text:span text:style-name="T7">だい</text:span></text:p>
          </draw:text-box>
        </draw:frame>
        <draw:frame draw:style-name="gr5" draw:text-style-name="P7" draw:layer="layout" svg:width="6.5cm" svg:height="1.521cm" svg:x="3.265cm" svg:y="3.1cm">
          <draw:text-box>
            <text:p text:style-name="P7"><text:span text:style-name="T6">ふとい</text:span></text:p>
          </draw:text-box>
        </draw:frame>
        <draw:frame draw:style-name="gr7" draw:text-style-name="P6" draw:layer="layout" svg:width="3.6cm" svg:height="2.6cm" svg:x="22.865cm" svg:y="3.3cm">
          <draw:text-box>
            <text:p text:style-name="P6"><text:span text:style-name="T5">ふ</text:span></text:p>
          </draw:text-box>
        </draw:frame>
        <draw:frame draw:style-name="gr5" draw:text-style-name="P5" draw:layer="layout" svg:width="3.6cm" svg:height="1.805cm" svg:x="17.165cm" svg:y="2.6cm">
          <draw:text-box>
            <text:p text:style-name="P5"><text:span text:style-name="T4">き</text:span></text:p>
          </draw:text-box>
        </draw:frame>
        <draw:frame draw:style-name="gr5" draw:text-style-name="P3" draw:layer="layout" svg:width="3.6cm" svg:height="3.354cm" svg:x="22.265cm" svg:y="13.792cm">
          <draw:text-box>
            <text:p text:style-name="P10"><text:span text:style-name="T2">木</text:span></text:p>
          </draw:text-box>
        </draw:frame>
        <draw:frame draw:style-name="gr5" draw:text-style-name="P3" draw:layer="layout" svg:width="3.6cm" svg:height="3.354cm" svg:x="9.165cm" svg:y="13.7cm">
          <draw:text-box>
            <text:p text:style-name="P10"><text:span text:style-name="T2">大</text:span></text:p>
          </draw:text-box>
        </draw:frame>
        <draw:frame draw:style-name="gr5" draw:text-style-name="P3" draw:layer="layout" svg:width="3.6cm" svg:height="3.354cm" svg:x="13.365cm" svg:y="13.646cm">
          <draw:text-box>
            <text:p text:style-name="P10"><text:span text:style-name="T2">太</text:span></text:p>
          </draw:text-box>
        </draw:frame>
        <draw:frame draw:style-name="gr5" draw:text-style-name="P3" draw:layer="layout" svg:width="3.6cm" svg:height="3.354cm" svg:x="5.265cm" svg:y="13.492cm">
          <draw:text-box>
            <text:p text:style-name="P10"><text:span text:style-name="T2">犬</text:span></text:p>
          </draw:text-box>
        </draw:frame>
        <draw:frame draw:style-name="gr5" draw:text-style-name="P3" draw:layer="layout" svg:width="3.6cm" svg:height="3.354cm" svg:x="17.865cm" svg:y="14.046cm">
          <draw:text-box>
            <text:p text:style-name="P10"><text:span text:style-name="T2">夫</text:span></text:p>
          </draw:text-box>
        </draw:frame>
        <draw:custom-shape draw:style-name="gr6" draw:text-style-name="P2" draw:layer="layout" svg:width="0.7cm" svg:height="0.7cm" svg:x="4.765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4.765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0.665cm" svg:y="12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8.365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3.1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4.8cm" svg:y="12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8.265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6.865cm" svg:y="12.8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9.165cm" svg:y="13.2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23.465cm" svg:y="12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23.765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0" draw:style-name="dp1" draw:master-page-name="標準">
        <draw:frame draw:style-name="gr5" draw:text-style-name="P6" draw:layer="layout" svg:width="5.1cm" svg:height="1.661cm" svg:x="11.565cm" svg:y="2.539cm">
          <draw:text-box>
            <text:p text:style-name="P6"><text:span text:style-name="T5">み</text:span></text:p>
          </draw:text-box>
        </draw:frame>
        <draw:frame draw:style-name="gr5" draw:text-style-name="P8" draw:layer="layout" svg:width="4.8cm" svg:height="1.944cm" svg:x="7.365cm" svg:y="2.5cm">
          <draw:text-box>
            <text:p text:style-name="P8"><text:span text:style-name="T7">き</text:span></text:p>
          </draw:text-box>
        </draw:frame>
        <draw:frame draw:style-name="gr5" draw:text-style-name="P7" draw:layer="layout" svg:width="6.5cm" svg:height="1.521cm" svg:x="3.265cm" svg:y="3.1cm">
          <draw:text-box>
            <text:p text:style-name="P7"><text:span text:style-name="T6">すえ</text:span></text:p>
          </draw:text-box>
        </draw:frame>
        <draw:frame draw:style-name="gr7" draw:text-style-name="P6" draw:layer="layout" svg:width="3.6cm" svg:height="2.6cm" svg:x="22.865cm" svg:y="3.3cm">
          <draw:text-box>
            <text:p text:style-name="P6"><text:span text:style-name="T5">てん</text:span></text:p>
          </draw:text-box>
        </draw:frame>
        <draw:frame draw:style-name="gr5" draw:text-style-name="P5" draw:layer="layout" svg:width="4.5cm" svg:height="1.805cm" svg:x="17.165cm" svg:y="2.6cm">
          <draw:text-box>
            <text:p text:style-name="P5"><text:span text:style-name="T4">おっと</text:span></text:p>
          </draw:text-box>
        </draw:frame>
        <draw:frame draw:style-name="gr5" draw:text-style-name="P3" draw:layer="layout" svg:width="3.6cm" svg:height="3.354cm" svg:x="22.265cm" svg:y="13.792cm">
          <draw:text-box>
            <text:p text:style-name="P10"><text:span text:style-name="T2">木</text:span></text:p>
          </draw:text-box>
        </draw:frame>
        <draw:frame draw:style-name="gr5" draw:text-style-name="P3" draw:layer="layout" svg:width="3.6cm" svg:height="3.354cm" svg:x="9.165cm" svg:y="13.7cm">
          <draw:text-box>
            <text:p text:style-name="P10"><text:span text:style-name="T2">夫</text:span></text:p>
          </draw:text-box>
        </draw:frame>
        <draw:frame draw:style-name="gr5" draw:text-style-name="P3" draw:layer="layout" svg:width="3.6cm" svg:height="3.354cm" svg:x="13.365cm" svg:y="13.646cm">
          <draw:text-box>
            <text:p text:style-name="P10"><text:span text:style-name="T2">末</text:span></text:p>
          </draw:text-box>
        </draw:frame>
        <draw:frame draw:style-name="gr5" draw:text-style-name="P3" draw:layer="layout" svg:width="3.6cm" svg:height="3.354cm" svg:x="5.265cm" svg:y="13.492cm">
          <draw:text-box>
            <text:p text:style-name="P10"><text:span text:style-name="T2">天</text:span></text:p>
          </draw:text-box>
        </draw:frame>
        <draw:frame draw:style-name="gr5" draw:text-style-name="P3" draw:layer="layout" svg:width="3.6cm" svg:height="3.354cm" svg:x="17.865cm" svg:y="14.046cm">
          <draw:text-box>
            <text:p text:style-name="P10"><text:span text:style-name="T2">未</text:span></text:p>
          </draw:text-box>
        </draw:frame>
        <draw:custom-shape draw:style-name="gr6" draw:text-style-name="P2" draw:layer="layout" svg:width="0.7cm" svg:height="0.7cm" svg:x="4.765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4.765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0.665cm" svg:y="12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8.365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3.1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4.8cm" svg:y="12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8.265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6.865cm" svg:y="12.8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9.165cm" svg:y="13.2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23.465cm" svg:y="12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23.765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1" draw:style-name="dp1" draw:master-page-name="標準">
        <draw:frame draw:style-name="gr5" draw:text-style-name="P6" draw:layer="layout" svg:width="5.1cm" svg:height="1.661cm" svg:x="12.665cm" svg:y="2.7cm">
          <draw:text-box>
            <text:p text:style-name="P6"><text:span text:style-name="T5">さくら</text:span></text:p>
          </draw:text-box>
        </draw:frame>
        <draw:frame draw:style-name="gr5" draw:text-style-name="P8" draw:layer="layout" svg:width="5.8cm" svg:height="1.944cm" svg:x="6.865cm" svg:y="2.5cm">
          <draw:text-box>
            <text:p text:style-name="P8"><text:span text:style-name="T7">かしわ</text:span></text:p>
          </draw:text-box>
        </draw:frame>
        <draw:frame draw:style-name="gr5" draw:text-style-name="P7" draw:layer="layout" svg:width="6.5cm" svg:height="1.521cm" svg:x="3.265cm" svg:y="3.1cm">
          <draw:text-box>
            <text:p text:style-name="P7"><text:span text:style-name="T6">かき</text:span></text:p>
          </draw:text-box>
        </draw:frame>
        <draw:frame draw:style-name="gr7" draw:text-style-name="P6" draw:layer="layout" svg:width="3.6cm" svg:height="2.6cm" svg:x="22.865cm" svg:y="3.3cm">
          <draw:text-box>
            <text:p text:style-name="P6"><text:span text:style-name="T5">かき</text:span></text:p>
          </draw:text-box>
        </draw:frame>
        <draw:frame draw:style-name="gr5" draw:text-style-name="P5" draw:layer="layout" svg:width="4.5cm" svg:height="1.805cm" svg:x="17.165cm" svg:y="2.6cm">
          <draw:text-box>
            <text:p text:style-name="P5"><text:span text:style-name="T4">まつ</text:span></text:p>
          </draw:text-box>
        </draw:frame>
        <draw:frame draw:style-name="gr5" draw:text-style-name="P3" draw:layer="layout" svg:width="3.6cm" svg:height="3.354cm" svg:x="22.265cm" svg:y="13.792cm">
          <draw:text-box>
            <text:p text:style-name="P10"><text:span text:style-name="T2">栗</text:span></text:p>
          </draw:text-box>
        </draw:frame>
        <draw:frame draw:style-name="gr5" draw:text-style-name="P3" draw:layer="layout" svg:width="3.6cm" svg:height="3.354cm" svg:x="9.165cm" svg:y="13.7cm">
          <draw:text-box>
            <text:p text:style-name="P10"><text:span text:style-name="T2">桜</text:span></text:p>
          </draw:text-box>
        </draw:frame>
        <draw:frame draw:style-name="gr5" draw:text-style-name="P3" draw:layer="layout" svg:width="3.6cm" svg:height="3.354cm" svg:x="13.365cm" svg:y="13.646cm">
          <draw:text-box>
            <text:p text:style-name="P10"><text:span text:style-name="T2">松</text:span></text:p>
          </draw:text-box>
        </draw:frame>
        <draw:frame draw:style-name="gr5" draw:text-style-name="P3" draw:layer="layout" svg:width="3.6cm" svg:height="3.354cm" svg:x="5.265cm" svg:y="13.492cm">
          <draw:text-box>
            <text:p text:style-name="P10"><text:span text:style-name="T2">柏</text:span></text:p>
          </draw:text-box>
        </draw:frame>
        <draw:frame draw:style-name="gr5" draw:text-style-name="P3" draw:layer="layout" svg:width="3.6cm" svg:height="3.354cm" svg:x="17.865cm" svg:y="14.046cm">
          <draw:text-box>
            <text:p text:style-name="P10"><text:span text:style-name="T2">柿</text:span></text:p>
          </draw:text-box>
        </draw:frame>
        <draw:custom-shape draw:style-name="gr6" draw:text-style-name="P2" draw:layer="layout" svg:width="0.7cm" svg:height="0.7cm" svg:x="4.765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4.765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0.665cm" svg:y="12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8.365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3.1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4.8cm" svg:y="12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8.265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6.865cm" svg:y="12.8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9.165cm" svg:y="13.2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23.465cm" svg:y="12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23.765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2" draw:style-name="dp1" draw:master-page-name="標準">
        <draw:frame draw:style-name="gr5" draw:text-style-name="P6" draw:layer="layout" svg:width="5.1cm" svg:height="1.661cm" svg:x="12.665cm" svg:y="2.7cm">
          <draw:text-box>
            <text:p text:style-name="P6"><text:span text:style-name="T5">くらい</text:span></text:p>
          </draw:text-box>
        </draw:frame>
        <draw:frame draw:style-name="gr5" draw:text-style-name="P8" draw:layer="layout" svg:width="5.8cm" svg:height="1.944cm" svg:x="8.065cm" svg:y="2.456cm">
          <draw:text-box>
            <text:p text:style-name="P8"><text:span text:style-name="T7">め</text:span></text:p>
          </draw:text-box>
        </draw:frame>
        <draw:frame draw:style-name="gr5" draw:text-style-name="P7" draw:layer="layout" svg:width="6.5cm" svg:height="1.521cm" svg:x="3.265cm" svg:y="3.1cm">
          <draw:text-box>
            <text:p text:style-name="P7"><text:span text:style-name="T6">ねむい</text:span></text:p>
          </draw:text-box>
        </draw:frame>
        <draw:frame draw:style-name="gr7" draw:text-style-name="P6" draw:layer="layout" svg:width="3.6cm" svg:height="2.6cm" svg:x="22.865cm" svg:y="3.3cm">
          <draw:text-box>
            <text:p text:style-name="P6"><text:span text:style-name="T5">ひ</text:span></text:p>
          </draw:text-box>
        </draw:frame>
        <draw:frame draw:style-name="gr5" draw:text-style-name="P5" draw:layer="layout" svg:width="4.5cm" svg:height="1.805cm" svg:x="17.165cm" svg:y="2.6cm">
          <draw:text-box>
            <text:p text:style-name="P5"><text:span text:style-name="T4">ばん</text:span></text:p>
          </draw:text-box>
        </draw:frame>
        <draw:frame draw:style-name="gr5" draw:text-style-name="P3" draw:layer="layout" svg:width="3.6cm" svg:height="3.354cm" svg:x="22.265cm" svg:y="13.792cm">
          <draw:text-box>
            <text:p text:style-name="P10"><text:span text:style-name="T2">暗</text:span></text:p>
          </draw:text-box>
        </draw:frame>
        <draw:frame draw:style-name="gr5" draw:text-style-name="P3" draw:layer="layout" svg:width="3.6cm" svg:height="3.354cm" svg:x="9.165cm" svg:y="13.7cm">
          <draw:text-box>
            <text:p text:style-name="P10"><text:span text:style-name="T2">眼</text:span></text:p>
          </draw:text-box>
        </draw:frame>
        <draw:frame draw:style-name="gr5" draw:text-style-name="P3" draw:layer="layout" svg:width="3.6cm" svg:height="3.354cm" svg:x="13.365cm" svg:y="13.646cm">
          <draw:text-box>
            <text:p text:style-name="P10"><text:span text:style-name="T2">肥</text:span></text:p>
          </draw:text-box>
        </draw:frame>
        <draw:frame draw:style-name="gr5" draw:text-style-name="P3" draw:layer="layout" svg:width="3.6cm" svg:height="3.354cm" svg:x="5.265cm" svg:y="13.492cm">
          <draw:text-box>
            <text:p text:style-name="P10"><text:span text:style-name="T2">眠</text:span></text:p>
          </draw:text-box>
        </draw:frame>
        <draw:frame draw:style-name="gr5" draw:text-style-name="P3" draw:layer="layout" svg:width="3.6cm" svg:height="3.354cm" svg:x="17.865cm" svg:y="14.046cm">
          <draw:text-box>
            <text:p text:style-name="P10"><text:span text:style-name="T2">晩</text:span></text:p>
          </draw:text-box>
        </draw:frame>
        <draw:custom-shape draw:style-name="gr6" draw:text-style-name="P2" draw:layer="layout" svg:width="0.7cm" svg:height="0.7cm" svg:x="4.765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4.765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0.665cm" svg:y="12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8.365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3.1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4.8cm" svg:y="12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8.265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6.865cm" svg:y="12.8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9.165cm" svg:y="13.2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23.465cm" svg:y="12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23.765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3" draw:style-name="dp1" draw:master-page-name="標準">
        <draw:frame draw:style-name="gr5" draw:text-style-name="P6" draw:layer="layout" svg:width="5.1cm" svg:height="1.661cm" svg:x="12.665cm" svg:y="2.7cm">
          <draw:text-box>
            <text:p text:style-name="P6"><text:span text:style-name="T5">はと</text:span></text:p>
          </draw:text-box>
        </draw:frame>
        <draw:frame draw:style-name="gr5" draw:text-style-name="P8" draw:layer="layout" svg:width="5.8cm" svg:height="1.944cm" svg:x="6.865cm" svg:y="2.5cm">
          <draw:text-box>
            <text:p text:style-name="P8"><text:span text:style-name="T7">からす</text:span></text:p>
          </draw:text-box>
        </draw:frame>
        <draw:frame draw:style-name="gr5" draw:text-style-name="P7" draw:layer="layout" svg:width="6.5cm" svg:height="1.521cm" svg:x="3.265cm" svg:y="3.1cm">
          <draw:text-box>
            <text:p text:style-name="P7"><text:span text:style-name="T6">しま</text:span></text:p>
          </draw:text-box>
        </draw:frame>
        <draw:frame draw:style-name="gr7" draw:text-style-name="P6" draw:layer="layout" svg:width="3.6cm" svg:height="2.6cm" svg:x="22.865cm" svg:y="3.3cm">
          <draw:text-box>
            <text:p text:style-name="P6"><text:span text:style-name="T5">なく</text:span></text:p>
          </draw:text-box>
        </draw:frame>
        <draw:frame draw:style-name="gr5" draw:text-style-name="P5" draw:layer="layout" svg:width="4.5cm" svg:height="1.805cm" svg:x="17.165cm" svg:y="2.6cm">
          <draw:text-box>
            <text:p text:style-name="P5"><text:span text:style-name="T4">とり</text:span></text:p>
          </draw:text-box>
        </draw:frame>
        <draw:frame draw:style-name="gr5" draw:text-style-name="P3" draw:layer="layout" svg:width="3.6cm" svg:height="3.354cm" svg:x="22.265cm" svg:y="13.792cm">
          <draw:text-box>
            <text:p text:style-name="P10"><text:span text:style-name="T2">鳩</text:span></text:p>
          </draw:text-box>
        </draw:frame>
        <draw:frame draw:style-name="gr5" draw:text-style-name="P3" draw:layer="layout" svg:width="3.6cm" svg:height="3.354cm" svg:x="9.165cm" svg:y="13.7cm">
          <draw:text-box>
            <text:p text:style-name="P10"><text:span text:style-name="T2">鳥</text:span></text:p>
          </draw:text-box>
        </draw:frame>
        <draw:frame draw:style-name="gr5" draw:text-style-name="P3" draw:layer="layout" svg:width="3.6cm" svg:height="3.354cm" svg:x="13.365cm" svg:y="13.646cm">
          <draw:text-box>
            <text:p text:style-name="P10"><text:span text:style-name="T2">烏</text:span></text:p>
          </draw:text-box>
        </draw:frame>
        <draw:frame draw:style-name="gr5" draw:text-style-name="P3" draw:layer="layout" svg:width="3.6cm" svg:height="3.354cm" svg:x="5.265cm" svg:y="13.492cm">
          <draw:text-box>
            <text:p text:style-name="P10"><text:span text:style-name="T2">島</text:span></text:p>
          </draw:text-box>
        </draw:frame>
        <draw:frame draw:style-name="gr5" draw:text-style-name="P3" draw:layer="layout" svg:width="3.6cm" svg:height="3.354cm" svg:x="17.865cm" svg:y="14.046cm">
          <draw:text-box>
            <text:p text:style-name="P10"><text:span text:style-name="T2">鳴</text:span></text:p>
          </draw:text-box>
        </draw:frame>
        <draw:custom-shape draw:style-name="gr6" draw:text-style-name="P2" draw:layer="layout" svg:width="0.7cm" svg:height="0.7cm" svg:x="4.765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4.765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0.665cm" svg:y="12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8.365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3.1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4.8cm" svg:y="12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8.265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6.865cm" svg:y="12.8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9.165cm" svg:y="13.2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23.465cm" svg:y="12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23.765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8.665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7-01T16:50:06</meta:creation-date>
    <meta:print-date>2015-07-18T20:14:09.72</meta:print-date>
    <dc:date>2015-07-18T20:16:42.03</dc:date>
    <meta:editing-duration>P2DT53M19S</meta:editing-duration>
    <meta:editing-cycles>5</meta:editing-cycles>
    <meta:generator>LibreOffice/3.4$Win32 LibreOffice_project/340m1$Build-203</meta:generator>
    <meta:document-statistic meta:object-count="257"/>
  </office:meta>
</office:document-meta>
</file>